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Inconsolata" svg:font-family="Inconsolata, monospace, sans-serif"/>
    <style:font-face style:name="Ratio" svg:font-family="Rati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b5ff" officeooo:paragraph-rsid="000cb5ff"/>
    </style:style>
    <style:style style:name="P2" style:family="paragraph" style:parent-style-name="Standard">
      <style:text-properties fo:font-size="20pt" fo:font-weight="bold" officeooo:rsid="000cb5ff" officeooo:paragraph-rsid="000cb5ff" style:font-size-asian="20pt" style:font-weight-asian="bold" style:font-size-complex="20pt" style:font-weight-complex="bold"/>
    </style:style>
    <style:style style:name="P3" style:family="paragraph" style:parent-style-name="Standard">
      <style:text-properties officeooo:rsid="000cc10b" officeooo:paragraph-rsid="000cc10b"/>
    </style:style>
    <style:style style:name="P4" style:family="paragraph" style:parent-style-name="Standard">
      <style:text-properties fo:color="#000000" officeooo:rsid="000cc10b" officeooo:paragraph-rsid="000cc10b"/>
    </style:style>
    <style:style style:name="P5" style:family="paragraph" style:parent-style-name="Standard">
      <style:text-properties fo:color="#000000" style:font-name="Times New Roman" officeooo:rsid="000cc10b" officeooo:paragraph-rsid="000cc10b"/>
    </style:style>
    <style:style style:name="P6" style:family="paragraph" style:parent-style-name="Text_20_body">
      <style:text-properties officeooo:rsid="000cb5ff" officeooo:paragraph-rsid="000cb5ff"/>
    </style:style>
    <style:style style:name="P7" style:family="paragraph" style:parent-style-name="Text_20_body">
      <style:text-properties fo:color="#000000" style:font-name="Times New Roman" officeooo:rsid="000cb5ff" officeooo:paragraph-rsid="000d32ed"/>
    </style:style>
    <style:style style:name="P8" style:family="paragraph" style:parent-style-name="Preformatted_20_Text">
      <style:text-properties fo:color="#000000" style:font-name="Courier New" fo:font-size="9pt" officeooo:rsid="000cb5ff" officeooo:paragraph-rsid="000cb5ff"/>
    </style:style>
    <style:style style:name="P9" style:family="paragraph" style:parent-style-name="Preformatted_20_Text">
      <style:text-properties fo:color="#000000" style:font-name="Times New Roman" officeooo:rsid="000cb5ff" officeooo:paragraph-rsid="000d32ed"/>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fo:color="#000000"/>
    </style:style>
    <style:style style:name="P12" style:family="paragraph" style:parent-style-name="Preformatted_20_Text">
      <style:text-properties fo:color="#000000"/>
    </style:style>
    <style:style style:name="P13" style:family="paragraph" style:parent-style-name="Preformatted_20_Text">
      <style:text-properties fo:color="#000000" style:font-name="Courier New" fo:font-size="9pt"/>
    </style:style>
    <style:style style:name="T1" style:family="text">
      <style:text-properties fo:font-variant="normal" fo:text-transform="none" fo:color="#343536" style:font-name="Ratio" fo:font-size="12pt" fo:letter-spacing="normal" fo:font-style="normal" fo:font-weight="bold"/>
    </style:style>
    <style:style style:name="T2" style:family="text">
      <style:text-properties fo:font-variant="normal" fo:text-transform="none" fo:color="#343536" style:font-name="Ratio" fo:font-size="12pt" fo:letter-spacing="normal" fo:font-style="normal" fo:font-weight="bold" officeooo:rsid="000d32ed"/>
    </style:style>
    <style:style style:name="T3" style:family="text">
      <style:text-properties fo:font-variant="normal" fo:text-transform="none" fo:color="#343536" style:font-name="Ratio" fo:font-size="12pt" fo:letter-spacing="normal" fo:font-style="normal" fo:font-weight="bold" officeooo:rsid="000d32ed" loext:padding="0cm" loext:border="none"/>
    </style:style>
    <style:style style:name="T4" style:family="text">
      <style:text-properties fo:font-variant="normal" fo:text-transform="none" fo:color="#343536" style:font-name="Ratio" fo:font-size="12pt" fo:letter-spacing="normal" fo:font-style="normal" fo:font-weight="normal"/>
    </style:style>
    <style:style style:name="T5" style:family="text">
      <style:text-properties fo:font-variant="normal" fo:text-transform="none" fo:color="#343536" style:font-name="Ratio" fo:font-size="12pt" fo:letter-spacing="normal" fo:font-style="normal" fo:font-weight="normal" officeooo:rsid="000d32ed"/>
    </style:style>
    <style:style style:name="T6" style:family="text">
      <style:text-properties fo:font-variant="normal" fo:text-transform="none" fo:color="#343536" style:font-name="Ratio" fo:font-size="12pt" fo:letter-spacing="normal" fo:font-style="normal" fo:font-weight="normal" officeooo:rsid="000d32ed" style:font-weight-asian="normal" style:font-weight-complex="normal"/>
    </style:style>
    <style:style style:name="T7" style:family="text">
      <style:text-properties fo:font-variant="normal" fo:text-transform="none" fo:color="#343536" style:font-name="Inconsolata" fo:font-size="11.25pt" fo:letter-spacing="normal" fo:font-style="normal" fo:font-weight="normal" loext:padding="0cm" loext:border="none"/>
    </style:style>
    <style:style style:name="T8" style:family="text">
      <style:text-properties fo:font-variant="normal" fo:text-transform="none" fo:color="#343536" fo:font-size="12pt" fo:letter-spacing="normal" fo:font-style="normal" fo:font-weight="normal" officeooo:rsid="000d32ed" style:font-weight-asian="normal" style:font-weight-complex="normal"/>
    </style:style>
    <style:style style:name="T9" style:family="text">
      <style:text-properties fo:font-variant="normal" fo:text-transform="none" style:font-name="Inconsolata" fo:font-size="11.25pt" fo:letter-spacing="normal" fo:font-style="normal" fo:font-weight="normal"/>
    </style:style>
    <style:style style:name="T10" style:family="text">
      <style:text-properties fo:font-variant="normal" fo:text-transform="none" style:font-name="Inconsolata" fo:font-size="11.25pt" fo:letter-spacing="normal" fo:font-style="normal" fo:font-weight="normal" officeooo:rsid="000d32ed"/>
    </style:style>
    <style:style style:name="T11" style:family="text">
      <style:text-properties fo:font-variant="normal" fo:text-transform="none" style:font-name="Inconsolata" fo:font-size="11.25pt" fo:letter-spacing="normal" fo:font-style="normal" fo:font-weight="normal" officeooo:rsid="000d32ed" style:font-weight-asian="normal" style:font-weight-complex="normal"/>
    </style:style>
    <style:style style:name="T12" style:family="text">
      <style:text-properties fo:font-variant="normal" fo:text-transform="none" style:font-name="Inconsolata" fo:font-size="11.25pt" fo:letter-spacing="normal" fo:font-style="normal" fo:font-weight="bold" officeooo:rsid="000d32ed"/>
    </style:style>
    <style:style style:name="T13" style:family="text">
      <style:text-properties fo:font-variant="normal" fo:text-transform="none" style:font-name="Inconsolata" fo:font-size="10.5pt" fo:letter-spacing="normal" fo:font-style="normal" fo:font-weight="normal" loext:padding="0cm" loext:border="none"/>
    </style:style>
    <style:style style:name="T14" style:family="text">
      <style:text-properties fo:font-variant="normal" fo:text-transform="none" style:font-name="Inconsolata" fo:font-size="10.5pt" fo:letter-spacing="normal" fo:font-style="normal" fo:font-weight="normal" officeooo:rsid="000d32ed" loext:padding="0cm" loext:border="none"/>
    </style:style>
    <style:style style:name="T15" style:family="text">
      <style:text-properties fo:font-variant="normal" fo:text-transform="none" fo:font-size="11.25pt" fo:letter-spacing="normal" fo:font-style="normal" fo:font-weight="normal"/>
    </style:style>
    <style:style style:name="T16" style:family="text">
      <style:text-properties fo:font-variant="normal" fo:text-transform="none" style:font-name="Ratio" fo:font-size="12pt" fo:letter-spacing="normal" fo:font-style="normal" fo:font-weight="bold" officeooo:rsid="000d32ed"/>
    </style:style>
    <style:style style:name="T17" style:family="text">
      <style:text-properties fo:font-variant="normal" fo:text-transform="none" style:font-name="Ratio" fo:font-size="12pt" fo:letter-spacing="normal" fo:font-style="normal" officeooo:rsid="000d32ed"/>
    </style:style>
    <style:style style:name="T18" style:family="text">
      <style:text-properties fo:font-variant="normal" fo:text-transform="none" style:font-name="Ratio" fo:font-size="12pt" fo:letter-spacing="normal" fo:font-style="normal" fo:font-weight="normal" officeooo:rsid="000d32ed" style:font-weight-asian="normal" style:font-weight-complex="normal"/>
    </style:style>
    <style:style style:name="T19" style:family="text">
      <style:text-properties fo:font-variant="normal" fo:text-transform="none" fo:color="#660e7a" style:font-name="Courier New" fo:font-size="9pt" fo:letter-spacing="normal" fo:font-style="normal" fo:font-weight="bold" officeooo:rsid="000d32ed" style:font-weight-asian="normal" style:font-weight-complex="normal"/>
    </style:style>
    <style:style style:name="T20" style:family="text">
      <style:text-properties fo:font-variant="normal" fo:text-transform="none" style:font-name="Courier New" fo:font-size="9pt" fo:letter-spacing="normal" fo:font-style="normal" fo:font-weight="normal" officeooo:rsid="000d32ed" style:font-weight-asian="normal" style:font-weight-complex="normal"/>
    </style:style>
    <style:style style:name="T21" style:family="text">
      <style:text-properties fo:color="#000000" style:font-name="Courier New" fo:font-size="9pt"/>
    </style:style>
    <style:style style:name="T22" style:family="text">
      <style:text-properties officeooo:rsid="000d32ed"/>
    </style:style>
    <style:style style:name="T23" style:family="text">
      <style:text-properties style:font-name="Courier New" fo:font-size="9pt"/>
    </style:style>
    <style:style style:name="T24" style:family="text">
      <style:text-properties fo:color="#660e7a" fo:font-weight="bold"/>
    </style:style>
    <style:style style:name="T25" style:family="text">
      <style:text-properties fo:color="#660e7a" style:font-name="Courier New" fo:font-size="9pt" fo:font-weight="bold"/>
    </style:style>
    <style:style style:name="T26" style:family="text">
      <style:text-properties fo:color="#660e7a" style:font-name="Courier New" fo:font-size="9pt" fo:font-style="italic" fo:font-weight="bold"/>
    </style:style>
    <style:style style:name="T27" style:family="text">
      <style:text-properties fo:font-style="italic"/>
    </style:style>
    <style:style style:name="T28" style:family="text">
      <style:text-properties fo:color="#000080" fo:font-weight="bold"/>
    </style:style>
    <style:style style:name="T29" style:family="text">
      <style:text-properties fo:color="#0000ff" style:font-name="Courier New" fo:font-size="9pt"/>
    </style:style>
    <style:style style:name="T30" style:family="text">
      <style:text-properties fo:color="#808080"/>
    </style:style>
    <style:style style:name="T31" style:family="text">
      <style:text-properties fo:color="#808080" style:font-name="Courier New" fo:font-size="9pt" fo:font-style="itali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casso</text:p>
      <text:p text:style-name="P1"/>
      <text:p text:style-name="P1">This is a pretty good source of Picasso information and will be used as a basis for most of my notes:</text:p>
      <text:p text:style-name="P1"/>
      <text:p text:style-name="P1"><text:a xlink:type="simple" xlink:href="https://futurestud.io/blog/picasso-image-resizing-scaling-and-fit" text:style-name="Internet_20_link" text:visited-style-name="Visited_20_Internet_20_Link">https://futurestud.io/blog/picasso-image-resizing-scaling-and-fit</text:a></text:p>
      <text:p text:style-name="P1"/>
      <text:p text:style-name="P1">This is a typical use of the picasso app for square images:</text:p>
      <text:p text:style-name="P1"/>
      <text:p text:style-name="P8">Picasso.<text:span text:style-name="T27">with</text:span>(<text:span text:style-name="T28">this</text:span>)</text:p>
      <text:p text:style-name="P12"><text:s text:c="8"/><text:span text:style-name="T23">.load(</text:span><text:span text:style-name="T25">picassoImage</text:span><text:span text:style-name="T23">.getImage())</text:span></text:p>
      <text:p text:style-name="P12"><text:s text:c="8"/><text:span text:style-name="T23">.resize(</text:span><text:span text:style-name="T29">500</text:span><text:span text:style-name="T23">, </text:span><text:span text:style-name="T29">500</text:span><text:span text:style-name="T23">)</text:span></text:p>
      <text:p text:style-name="P12"><text:s text:c="8"/><text:span text:style-name="T23">.centerCrop()</text:span></text:p>
      <text:p text:style-name="P12"><text:s text:c="8"/><text:span text:style-name="T23">.placeholder(R.drawable.</text:span><text:span text:style-name="T26">blurry</text:span><text:span text:style-name="T23">) </text:span><text:span text:style-name="T31">// optional</text:span></text:p>
      <text:p text:style-name="P12"><text:span text:style-name="T30"><text:s text:c="8"/></text:span><text:span text:style-name="T23">.error(R.drawable.</text:span><text:span text:style-name="T26">ic_placeholder</text:span><text:span text:style-name="T23">) <text:s text:c="8"/></text:span><text:span text:style-name="T31">// optional</text:span></text:p>
      <text:p text:style-name="P10"><text:span text:style-name="T30"><text:s text:c="8"/></text:span><text:span text:style-name="T21">.into(imageView);</text:span></text:p>
      <text:p text:style-name="P1"/>
      <text:p text:style-name="P1">Here is another one showing <text:span text:style-name="T22">how to manually scale the size to fit the imageview its being placed in. This functioality is replaced (minus the downscaling by factor 4) by Fit(), which has its own problems:</text:span></text:p>
      <text:p text:style-name="P1"/>
      <text:p text:style-name="P8"><text:span text:style-name="T24">imageHeight</text:span>=<text:span text:style-name="T24">mImageView</text:span>.getMeasuredHeight();</text:p>
      <text:p text:style-name="P13"><text:span text:style-name="T24">imageWidth</text:span>=<text:span text:style-name="T24">mImageView</text:span>.getMeasuredWidth();</text:p>
      <text:p text:style-name="P13">Picasso.<text:span text:style-name="T27">with</text:span>(<text:span text:style-name="T28">this</text:span>)</text:p>
      <text:p text:style-name="P12"><text:s text:c="8"/><text:span text:style-name="T23">.load(</text:span><text:span text:style-name="T25">picArray</text:span><text:span text:style-name="T23">[</text:span><text:span text:style-name="T25">position</text:span><text:span text:style-name="T23">])</text:span></text:p>
      <text:p text:style-name="P12"><text:s text:c="8"/><text:span text:style-name="T23">.resize(</text:span><text:span text:style-name="T25">imageWidth</text:span><text:span text:style-name="T23">/</text:span><text:span text:style-name="T29">4</text:span><text:span text:style-name="T23">, </text:span><text:span text:style-name="T25">imageHeight</text:span><text:span text:style-name="T23">/</text:span><text:span text:style-name="T29">4</text:span><text:span text:style-name="T23">)</text:span></text:p>
      <text:p text:style-name="P12"><text:s text:c="8"/><text:span text:style-name="T23">.centerCrop()</text:span></text:p>
      <text:p text:style-name="P11"><text:s text:c="8"/><text:span text:style-name="T23">.into(</text:span><text:span text:style-name="T25">mImageView</text:span><text:span text:style-name="T23">);</text:span></text:p>
      <text:p text:style-name="P1"/>
      <text:p text:style-name="P1"/>
      <text:p text:style-name="P1"/>
      <text:p text:style-name="P1"/>
      <text:p text:style-name="P6"><text:span text:style-name="Strong_20_Emphasis"><text:span text:style-name="T1">Image Resizing, Scaling and fit()</text:span></text:span></text:p>
      <text:p text:style-name="P3">Resizing is very important, as poorly optimized loading of overly large images can make the program hit out of memory errors.</text:p>
      <text:p text:style-name="P3"/>
      <text:p text:style-name="P4"><text:span text:style-name="T9">Picasso </text:span></text:p>
      <text:p text:style-name="P4"><text:span text:style-name="T9"><text:tab/>.with(context) <text:tab/>.load(UsageExampleListViewAdapter.eatFoodyImages[0])</text:span></text:p>
      <text:p text:style-name="P4"><text:span text:style-name="T9"><text:tab/>.resize(600, 200)</text:span></text:p>
      <text:p text:style-name="P4"><text:span text:style-name="T9"><text:tab/>.into(imageViewResize);</text:span></text:p>
      <text:p text:style-name="P4"><text:span text:style-name="T9"/></text:p>
      <text:p text:style-name="P5"><text:span text:style-name="T4">When using the </text:span><text:span text:style-name="Source_20_Text"><text:span text:style-name="T13">resize()</text:span></text:span><text:span text:style-name="Source_20_Text"><text:span text:style-name="T7"> </text:span></text:span><text:span text:style-name="T4">option Picasso will also upscale your image. Since making a small image bigger without improving the quality of the image can be wasted computing time, call </text:span><text:span text:style-name="Source_20_Text"><text:span text:style-name="T13">scaleDown(true)</text:span></text:span><text:span text:style-name="Source_20_Text"><text:span text:style-name="T7"> </text:span></text:span><text:span text:style-name="T4">to only apply the </text:span><text:span text:style-name="Source_20_Text"><text:span text:style-name="T13">resize()</text:span></text:span><text:span text:style-name="T4">when the original image has larger dimensions than the target size.</text:span><text:span text:style-name="T15"> </text:span></text:p>
      <text:p text:style-name="P5"><text:span text:style-name="T15"/></text:p>
      <text:p text:style-name="P7"><text:span text:style-name="Strong_20_Emphasis"><text:span text:style-name="T2">CentreCrop vs CentreInside</text:span></text:span></text:p>
      <text:p text:style-name="P7"><text:span text:style-name="Strong_20_Emphasis"><text:span text:style-name="Source_20_Text"><text:span text:style-name="T14">CenterCrop()</text:span></text:span></text:span><text:span text:style-name="Strong_20_Emphasis"><text:span text:style-name="T3"> </text:span></text:span><text:span text:style-name="Strong_20_Emphasis"><text:span text:style-name="T5">is a cropping technique that scales the image so that it fills the requested bounds of the </text:span></text:span><text:span text:style-name="Strong_20_Emphasis"><text:span text:style-name="Source_20_Text"><text:span text:style-name="T14">ImageView</text:span></text:span></text:span><text:span text:style-name="Strong_20_Emphasis"><text:span text:style-name="T3"> </text:span></text:span><text:span text:style-name="Strong_20_Emphasis"><text:span text:style-name="T5">and then crops the extra. The </text:span></text:span><text:span text:style-name="Strong_20_Emphasis"><text:span text:style-name="Source_20_Text"><text:span text:style-name="T14">ImageView</text:span></text:span></text:span><text:span text:style-name="Strong_20_Emphasis"><text:span text:style-name="T3"> </text:span></text:span><text:span text:style-name="Strong_20_Emphasis"><text:span text:style-name="T5">will be filled completely, but the entire image might not be displayed.</text:span></text:span><text:span text:style-name="Strong_20_Emphasis"><text:span text:style-name="T2"> </text:span></text:span></text:p>
      <text:p text:style-name="P7"><text:span text:style-name="Strong_20_Emphasis"><text:span text:style-name="T2"/></text:span></text:p>
      <text:p text:style-name="P7"><text:soft-page-break/><text:span text:style-name="Strong_20_Emphasis"><text:span text:style-name="T10">Picasso </text:span></text:span></text:p>
      <text:p text:style-name="P7"><text:span text:style-name="Strong_20_Emphasis"><text:span text:style-name="T10"><text:tab/>.with(context) <text:tab/>.load(UsageExampleListViewAdapter.eatFoodyImages[0])</text:span></text:span></text:p>
      <text:p text:style-name="P7"><text:span text:style-name="Strong_20_Emphasis"><text:span text:style-name="T10"><text:tab/>.resize(600, 200)</text:span></text:span></text:p>
      <text:p text:style-name="P7"><text:span text:style-name="Strong_20_Emphasis"><text:span text:style-name="T10"><text:tab/>.centerCrop() </text:span></text:span></text:p>
      <text:p text:style-name="P7"><text:span text:style-name="Strong_20_Emphasis"><text:span text:style-name="T10"><text:tab/>.</text:span></text:span><text:span text:style-name="Strong_20_Emphasis"><text:span text:style-name="T12">into</text:span></text:span><text:span text:style-name="Strong_20_Emphasis"><text:span text:style-name="T10">(imageViewResizeCenterCrop);</text:span></text:span><text:span text:style-name="Strong_20_Emphasis"><text:span text:style-name="T16"> </text:span></text:span></text:p>
      <text:p text:style-name="P7"><text:span text:style-name="Strong_20_Emphasis"><text:span text:style-name="T16"/></text:span></text:p>
      <text:p text:style-name="P7"><text:span text:style-name="Strong_20_Emphasis"><text:span text:style-name="Source_20_Text"><text:span text:style-name="T14">CenterInside()</text:span></text:span></text:span><text:span text:style-name="Strong_20_Emphasis"><text:span text:style-name="T3"> </text:span></text:span><text:span text:style-name="Strong_20_Emphasis"><text:span text:style-name="T5">is a cropping technique that scales the image so that both dimensions are equal to or less than the requested bounds of the </text:span></text:span><text:span text:style-name="Strong_20_Emphasis"><text:span text:style-name="Source_20_Text"><text:span text:style-name="T14">ImageView</text:span></text:span></text:span><text:span text:style-name="Strong_20_Emphasis"><text:span text:style-name="T5">. The image will be displayed completely, but might not fill the entire </text:span></text:span><text:span text:style-name="Strong_20_Emphasis"><text:span text:style-name="Source_20_Text"><text:span text:style-name="T14">ImageView</text:span></text:span></text:span><text:span text:style-name="Strong_20_Emphasis"><text:span text:style-name="T5">.</text:span></text:span><text:span text:style-name="Strong_20_Emphasis"><text:span text:style-name="T16"> </text:span></text:span></text:p>
      <text:p text:style-name="P7"><text:span text:style-name="Strong_20_Emphasis"><text:span text:style-name="T10">Picasso </text:span></text:span></text:p>
      <text:p text:style-name="P7"><text:span text:style-name="Strong_20_Emphasis"><text:span text:style-name="T10"><text:tab/>.with(context) <text:tab/>.load(UsageExampleListViewAdapter.eatFoodyImages[0]) </text:span></text:span></text:p>
      <text:p text:style-name="P7"><text:span text:style-name="Strong_20_Emphasis"><text:span text:style-name="T10"><text:tab/>.resize(600, 200) </text:span></text:span></text:p>
      <text:p text:style-name="P7"><text:span text:style-name="Strong_20_Emphasis"><text:span text:style-name="T10"><text:tab/>.centerInside() </text:span></text:span></text:p>
      <text:p text:style-name="P7"><text:span text:style-name="Strong_20_Emphasis"><text:span text:style-name="T10"><text:tab/>.into(imageViewResizeCenterInside);</text:span></text:span><text:span text:style-name="Strong_20_Emphasis"><text:span text:style-name="T16"> </text:span></text:span></text:p>
      <text:p text:style-name="P7"><text:span text:style-name="Strong_20_Emphasis"><text:span text:style-name="T16"/></text:span></text:p>
      <text:p text:style-name="P7"><text:span text:style-name="Strong_20_Emphasis"><text:span text:style-name="T2">Fit()</text:span></text:span></text:p>
      <text:p text:style-name="P7"><text:span text:style-name="Strong_20_Emphasis"><text:span text:style-name="T6">Fit should work really well</text:span></text:span></text:p>
      <text:p text:style-name="P7"><text:span text:style-name="Strong_20_Emphasis"><text:span text:style-name="T11">Picasso</text:span></text:span></text:p>
      <text:p text:style-name="P7"><text:span text:style-name="Strong_20_Emphasis"><text:span text:style-name="T11"><text:tab/>.with(context) <text:tab/>.load(UsageExampleListViewAdapter.eatFoodyImages[0])</text:span></text:span></text:p>
      <text:p text:style-name="P7"><text:span text:style-name="Strong_20_Emphasis"><text:span text:style-name="T11"><text:tab/>.fit()</text:span></text:span></text:p>
      <text:p text:style-name="P7"><text:span text:style-name="Strong_20_Emphasis"><text:span text:style-name="T11"><text:tab/>.centerInside()</text:span></text:span></text:p>
      <text:p text:style-name="P7"><text:span text:style-name="Strong_20_Emphasis"><text:span text:style-name="T11"><text:tab/>.into(imageViewFit);</text:span></text:span><text:span text:style-name="Strong_20_Emphasis"><text:span text:style-name="T18"> </text:span></text:span></text:p>
      <text:p text:style-name="P7"><text:span text:style-name="Strong_20_Emphasis"><text:span text:style-name="T6"/></text:span></text:p>
      <text:p text:style-name="P7"><text:span text:style-name="Strong_20_Emphasis"><text:span text:style-name="T8">But alas despite its good intentions to scale the image down pixel wize to the number of pixels in the image being displayed, for some reason the phones memory can't handle it and this leads to lots of faults. At the same time the image quality degredation that fit studiously treis to ovoid is'r really so bad in many devices (as in all of the ones I've tested on). As such this should work just as well:</text:span></text:span></text:p>
      <text:p text:style-name="P7"><text:span text:style-name="Strong_20_Emphasis"><text:span text:style-name="T8"/></text:span></text:p>
      <text:p text:style-name="P9"><text:span text:style-name="Strong_20_Emphasis"><text:span text:style-name="T19">imageHeight</text:span></text:span><text:span text:style-name="Strong_20_Emphasis"><text:span text:style-name="T20">=</text:span></text:span><text:span text:style-name="Strong_20_Emphasis"><text:span text:style-name="T19">mImageView</text:span></text:span><text:span text:style-name="Strong_20_Emphasis"><text:span text:style-name="T20">.getMeasuredHeight();</text:span></text:span></text:p>
      <text:p text:style-name="P13"><text:span text:style-name="T24">imageWidth</text:span>=<text:span text:style-name="T24">mImageView</text:span>.getMeasuredWidth();</text:p>
      <text:p text:style-name="P13">Picasso.<text:span text:style-name="T27">with</text:span>(<text:span text:style-name="T28">this</text:span>)</text:p>
      <text:p text:style-name="P12"><text:s text:c="8"/><text:span text:style-name="T23">.load(</text:span><text:span text:style-name="T25">picArray</text:span><text:span text:style-name="T23">[</text:span><text:span text:style-name="T25">position</text:span><text:span text:style-name="T23">])</text:span></text:p>
      <text:p text:style-name="P12"><text:s text:c="8"/><text:span text:style-name="T23">.resize(</text:span><text:span text:style-name="T25">imageWidth</text:span><text:span text:style-name="T23">/</text:span><text:span text:style-name="T29">4</text:span><text:span text:style-name="T23">, </text:span><text:span text:style-name="T25">imageHeight</text:span><text:span text:style-name="T23">/</text:span><text:span text:style-name="T29">4</text:span><text:span text:style-name="T23">)</text:span></text:p>
      <text:p text:style-name="P12"><text:s text:c="8"/><text:span text:style-name="T23">.centerCrop()</text:span></text:p>
      <text:p text:style-name="P11"><text:s text:c="8"/><text:span text:style-name="T23">.into(</text:span><text:span text:style-name="T25">mImageView</text:span><text:span text:style-name="T23">);</text:span></text:p>
      <text:p text:style-name="P7"><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Inconsolata" svg:font-family="Inconsolata, monospace, sans-serif"/>
    <style:font-face style:name="Ratio" svg:font-family="Rati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7S</meta:editing-duration>
    <meta:editing-cycles>4</meta:editing-cycles>
    <meta:generator>LibreOffice/5.0.1.2$Windows_x86 LibreOffice_project/81898c9f5c0d43f3473ba111d7b351050be20261</meta:generator>
    <dc:date>2016-09-04T15:55:17.987000000</dc:date>
    <meta:document-statistic meta:table-count="0" meta:image-count="0" meta:object-count="0" meta:page-count="2" meta:paragraph-count="54" meta:word-count="359" meta:character-count="3032" meta:non-whitespace-character-count="2575"/>
    <meta:user-defined meta:name="Info 1"/>
    <meta:user-defined meta:name="Info 2"/>
    <meta:user-defined meta:name="Info 3"/>
    <meta:user-defined meta:name="Info 4"/>
  </office:meta>
</office:document-meta>
</file>